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paragraph-properties fo:margin-top="0cm" fo:margin-bottom="0.499cm" fo:padding="0.049cm" fo:border="0.002cm solid #e3e3e3" style:writing-mode="lr-tb"/>
    </style:style>
    <style:style style:name="P2" style:family="paragraph" style:parent-style-name="Preformatted_20_Text">
      <style:paragraph-properties fo:padding="0.049cm" fo:border="0.002cm solid #e3e3e3"/>
    </style:style>
    <style:style style:name="P3" style:family="paragraph" style:parent-style-name="Preformatted_20_Text">
      <style:paragraph-properties fo:padding="0.049cm" fo:border="0.002cm solid #e3e3e3" style:writing-mode="lr-tb"/>
    </style:style>
    <style:style style:name="P4" style:family="paragraph" style:parent-style-name="Text_20_body">
      <style:paragraph-properties fo:padding="0.049cm" fo:border="0.002cm solid #e3e3e3"/>
    </style:style>
    <style:style style:name="P5" style:family="paragraph" style:parent-style-name="Text_20_body" style:list-style-name="L1">
      <style:paragraph-properties fo:padding="0.049cm" fo:border="0.002cm solid #e3e3e3"/>
    </style:style>
    <style:style style:name="P6" style:family="paragraph" style:parent-style-name="Text_20_body" style:list-style-name="L2">
      <style:paragraph-properties fo:padding="0.049cm" fo:border="0.002cm solid #e3e3e3"/>
    </style:style>
    <style:style style:name="P7" style:family="paragraph" style:parent-style-name="Text_20_body" style:list-style-name="L3">
      <style:paragraph-properties fo:padding="0.049cm" fo:border="0.002cm solid #e3e3e3"/>
    </style:style>
    <style:style style:name="P8" style:family="paragraph" style:parent-style-name="Text_20_body" style:list-style-name="L5">
      <style:paragraph-properties fo:padding="0.049cm" fo:border="0.002cm solid #e3e3e3"/>
    </style:style>
    <style:style style:name="P9" style:family="paragraph" style:parent-style-name="Text_20_body" style:list-style-name="L6">
      <style:paragraph-properties fo:padding="0.049cm" fo:border="0.002cm solid #e3e3e3"/>
    </style:style>
    <style:style style:name="P10" style:family="paragraph" style:parent-style-name="Text_20_body">
      <style:paragraph-properties fo:margin-top="0cm" fo:margin-bottom="0cm" fo:padding="0.049cm" fo:border="0.002cm solid #e3e3e3"/>
    </style:style>
    <style:style style:name="P11" style:family="paragraph" style:parent-style-name="Text_20_body">
      <style:paragraph-properties fo:margin-top="0cm" fo:margin-bottom="0cm" fo:padding="0.049cm" fo:border="0.035cm solid #000000"/>
    </style:style>
    <style:style style:name="fr1" style:family="graphic" style:parent-style-name="Graphics">
      <style:graphic-properties fo:margin-left="0cm" fo:margin-right="0cm" fo:margin-top="0cm" fo:margin-bottom="0cm" style:vertical-pos="top" style:vertical-rel="baseline" fo:padding="0cm" fo:border="0.002cm solid #e3e3e3"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form:form form:apply-filter="tru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Entendido! Empecemos con un ejemplo simple de un programa en Java que no sigue un enfoque orientado a objetos. Luego, lo refactorizaremos utilizando el patrón de diseño Facade. Finalmente, analizaremos las motivaciones, ventajas y desventajas de ambos enfoques, así como los principios SOLID violados.</text:p>
      <text:p text:style-name="P4"><text:span text:style-name="Strong_20_Emphasis">Ejemplo sin enfoque orientado a objetos:</text:span></text:p>
      <text:p text:style-name="P4">Supongamos que tenemos un programa que calcula impuestos para diferentes tipos de productos. Aquí está el código:</text:p>
      <text:p text:style-name="P2">java</text:p>
      <text:p text:style-name="P2">Copiar código</text:p>
      <text:p text:style-name="P3"><text:span text:style-name="Source_20_Text">public class TaxCalculator {</text:span></text:p>
      <text:p text:style-name="P3"><text:span text:style-name="Source_20_Text"><text:s text:c="4"/></text:span></text:p>
      <text:p text:style-name="P3"><text:span text:style-name="Source_20_Text"><text:s text:c="4"/>public static void main(String[] args) {</text:span></text:p>
      <text:p text:style-name="P3"><text:span text:style-name="Source_20_Text"><text:s text:c="8"/>double productPrice = 100.0;</text:span></text:p>
      <text:p text:style-name="P3"><text:span text:style-name="Source_20_Text"><text:s text:c="8"/>String productType = "electronics";</text:span></text:p>
      <text:p text:style-name="P3"><text:span text:style-name="Source_20_Text"><text:s text:c="8"/></text:span></text:p>
      <text:p text:style-name="P3"><text:span text:style-name="Source_20_Text"><text:s text:c="8"/>double taxAmount = 0.0;</text:span></text:p>
      <text:p text:style-name="P3"><text:span text:style-name="Source_20_Text"><text:s text:c="8"/></text:span></text:p>
      <text:p text:style-name="P3"><text:span text:style-name="Source_20_Text"><text:s text:c="8"/>if (productType.equals("electronics")) {</text:span></text:p>
      <text:p text:style-name="P3"><text:span text:style-name="Source_20_Text"><text:s text:c="12"/>taxAmount = productPrice * 0.2; // 20% tax for electronics</text:span></text:p>
      <text:p text:style-name="P3"><text:span text:style-name="Source_20_Text"><text:s text:c="8"/>} else if (productType.equals("clothing")) {</text:span></text:p>
      <text:p text:style-name="P3"><text:span text:style-name="Source_20_Text"><text:s text:c="12"/>taxAmount = productPrice * 0.1; // 10% tax for clothing</text:span></text:p>
      <text:p text:style-name="P3"><text:span text:style-name="Source_20_Text"><text:s text:c="8"/>} else if (productType.equals("books")) {</text:span></text:p>
      <text:p text:style-name="P3"><text:span text:style-name="Source_20_Text"><text:s text:c="12"/>taxAmount = productPrice * 0.05; // 5% tax for books</text:span></text:p>
      <text:p text:style-name="P3"><text:span text:style-name="Source_20_Text"><text:s text:c="8"/>}</text:span></text:p>
      <text:p text:style-name="P3"><text:span text:style-name="Source_20_Text"><text:s text:c="8"/></text:span></text:p>
      <text:p text:style-name="P3"><text:span text:style-name="Source_20_Text"><text:s text:c="8"/>System.out.println("Tax amount for the product: " + taxAmount);</text:span></text:p>
      <text:p text:style-name="P3"><text:span text:style-name="Source_20_Text"><text:s text:c="4"/>}</text:span></text:p>
      <text:p text:style-name="P1"><text:span text:style-name="Source_20_Text">}</text:span></text:p>
      <text:p text:style-name="P4"><text:span text:style-name="Strong_20_Emphasis">Refactorización utilizando el patrón de diseño Facade:</text:span></text:p>
      <text:p text:style-name="P4">Vamos a refactorizar este código utilizando el patrón Facade. Este patrón proporciona una interfaz unificada para un conjunto de interfaces en un subsistema. En este caso, crearemos una clase <text:span text:style-name="Source_20_Text">TaxFacade</text:span> que ocultará la complejidad de calcular impuestos y proporcionará un método simple para calcularlos.</text:p>
      <text:p text:style-name="P2">java</text:p>
      <text:p text:style-name="P2">Copiar código</text:p>
      <text:p text:style-name="P3"><text:span text:style-name="Source_20_Text">public class TaxCalculator {</text:span></text:p>
      <text:p text:style-name="P3"><text:span text:style-name="Source_20_Text"><text:s text:c="4"/></text:span></text:p>
      <text:p text:style-name="P3"><text:span text:style-name="Source_20_Text"><text:s text:c="4"/>public static void main(String[] args) {</text:span></text:p>
      <text:p text:style-name="P3"><text:span text:style-name="Source_20_Text"><text:s text:c="8"/>double productPrice = 100.0;</text:span></text:p>
      <text:p text:style-name="P3"><text:span text:style-name="Source_20_Text"><text:s text:c="8"/>String productType = "electronics";</text:span></text:p>
      <text:p text:style-name="P3"><text:span text:style-name="Source_20_Text"><text:s text:c="8"/></text:span></text:p>
      <text:p text:style-name="P3"><text:span text:style-name="Source_20_Text"><text:s text:c="8"/>TaxFacade taxFacade = new TaxFacade();</text:span></text:p>
      <text:p text:style-name="P3"><text:span text:style-name="Source_20_Text"><text:s text:c="8"/>double taxAmount = taxFacade.calculateTax(productType, productPrice);</text:span></text:p>
      <text:p text:style-name="P3"><text:span text:style-name="Source_20_Text"><text:s text:c="8"/></text:span></text:p>
      <text:p text:style-name="P3"><text:span text:style-name="Source_20_Text"><text:s text:c="8"/>System.out.println("Tax amount for the product: " + taxAmount);</text:span></text:p>
      <text:p text:style-name="P3"><text:span text:style-name="Source_20_Text"><text:s text:c="4"/>}</text:span></text:p>
      <text:p text:style-name="P3"><text:span text:style-name="Source_20_Text">}</text:span></text:p>
      <text:p text:style-name="P3"/>
      <text:p text:style-name="P3"><text:span text:style-name="Source_20_Text">class TaxFacade {</text:span></text:p>
      <text:p text:style-name="P3"><text:span text:style-name="Source_20_Text"><text:s text:c="4"/>public double calculateTax(String productType, double productPrice) {</text:span></text:p>
      <text:p text:style-name="P3"><text:span text:style-name="Source_20_Text"><text:s text:c="8"/>if (productType.equals("electronics")) {</text:span></text:p>
      <text:p text:style-name="P3"><text:span text:style-name="Source_20_Text"><text:s text:c="12"/>return productPrice * 0.2; // 20% tax for electronics</text:span></text:p>
      <text:p text:style-name="P3"><text:soft-page-break/><text:span text:style-name="Source_20_Text"><text:s text:c="8"/>} else if (productType.equals("clothing")) {</text:span></text:p>
      <text:p text:style-name="P3"><text:span text:style-name="Source_20_Text"><text:s text:c="12"/>return productPrice * 0.1; // 10% tax for clothing</text:span></text:p>
      <text:p text:style-name="P3"><text:span text:style-name="Source_20_Text"><text:s text:c="8"/>} else if (productType.equals("books")) {</text:span></text:p>
      <text:p text:style-name="P3"><text:span text:style-name="Source_20_Text"><text:s text:c="12"/>return productPrice * 0.05; // 5% tax for books</text:span></text:p>
      <text:p text:style-name="P3"><text:span text:style-name="Source_20_Text"><text:s text:c="8"/>} else {</text:span></text:p>
      <text:p text:style-name="P3"><text:span text:style-name="Source_20_Text"><text:s text:c="12"/>return 0.0; // no tax for unknown product types</text:span></text:p>
      <text:p text:style-name="P3"><text:span text:style-name="Source_20_Text"><text:s text:c="8"/>}</text:span></text:p>
      <text:p text:style-name="P3"><text:span text:style-name="Source_20_Text"><text:s text:c="4"/>}</text:span></text:p>
      <text:p text:style-name="P1"><text:span text:style-name="Source_20_Text">}</text:span></text:p>
      <text:p text:style-name="P4"><text:span text:style-name="Strong_20_Emphasis">Motivación:</text:span></text:p>
      <text:p text:style-name="P4">El programa original sin enfoque orientado a objetos tiene varias desventajas:</text:p>
      <text:list xml:id="list1866695764036654171" text:style-name="L1">
        <text:list-item>
          <text:p text:style-name="P5"><text:span text:style-name="Strong_20_Emphasis">Difícil de mantener:</text:span> Cada vez que necesitemos agregar un nuevo tipo de producto o modificar las reglas de cálculo de impuestos, debemos modificar el código existente, lo que aumenta la complejidad y el riesgo de introducir errores.</text:p>
        </text:list-item>
        <text:list-item>
          <text:p text:style-name="P5"><text:span text:style-name="Strong_20_Emphasis">Acoplamiento fuerte:</text:span> El cálculo de impuestos está entrelazado con la lógica principal del programa, lo que dificulta la reutilización y la prueba independiente.</text:p>
        </text:list-item>
        <text:list-item>
          <text:p text:style-name="P5"><text:span text:style-name="Strong_20_Emphasis">Difícil de entender:</text:span> El código original no está estructurado de manera clara, lo que dificulta la comprensión de cómo se realizan los cálculos de impuestos.</text:p>
        </text:list-item>
      </text:list>
      <text:p text:style-name="P4">El patrón de diseño Facade aborda estas desventajas proporcionando una interfaz simplificada que oculta la complejidad del subsistema de cálculo de impuestos. Esto mejora la mantenibilidad, reduce el acoplamiento y facilita la comprensión del código.</text:p>
      <text:p text:style-name="P4"><text:span text:style-name="Strong_20_Emphasis">Principios SOLID violados:</text:span></text:p>
      <text:list xml:id="list4195035651318398390" text:style-name="L2">
        <text:list-item>
          <text:p text:style-name="P6"><text:span text:style-name="Strong_20_Emphasis">Principio de Responsabilidad Única (SRP):</text:span> El código original viola este principio al combinar la lógica del cálculo de impuestos con la lógica principal del programa. La refactorización utilizando Facade separa estas responsabilidades en clases distintas, cumpliendo con el SRP.</text:p>
        </text:list-item>
        <text:list-item>
          <text:p text:style-name="P6"><text:span text:style-name="Strong_20_Emphasis">Principio de Abierto/Cerrado (OCP):</text:span> El código original no es fácilmente extensible para agregar nuevos tipos de productos o modificar las reglas de cálculo de impuestos sin modificar el código existente. La refactorización utilizando Facade facilita la extensión del sistema sin modificar el código cliente, cumpliendo con el OCP.</text:p>
        </text:list-item>
      </text:list>
      <text:p text:style-name="Standard"/>
      <text:p text:style-name="Standard"/>
      <text:p text:style-name="Standard"/>
      <text:p text:style-name="P4">***************************************************************************************************************************************************************************************************************</text:p>
      <text:p text:style-name="P4">Claro, refactoricemos el ejemplo anterior utilizando Spring Boot, aprovechando su capacidad de inyección de dependencias y gestión de componentes.</text:p>
      <text:p text:style-name="P4">Primero, necesitamos configurar nuestro proyecto con Spring Boot. Aquí está el archivo <text:span text:style-name="Source_20_Text">pom.xml</text:span> con las dependencias necesarias:</text:p>
      <text:p text:style-name="P2">xml</text:p>
      <text:p text:style-name="P2">Copiar código</text:p>
      <text:p text:style-name="P3"><text:span text:style-name="Source_20_Text">&lt;dependencies&gt;</text:span></text:p>
      <text:p text:style-name="P3"><text:span text:style-name="Source_20_Text"><text:s text:c="4"/>&lt;dependency&gt;</text:span></text:p>
      <text:p text:style-name="P3"><text:soft-page-break/><text:span text:style-name="Source_20_Text"><text:s text:c="8"/>&lt;groupId&gt;org.springframework.boot&lt;/groupId&gt;</text:span></text:p>
      <text:p text:style-name="P3"><text:span text:style-name="Source_20_Text"><text:s text:c="8"/>&lt;artifactId&gt;spring-boot-starter&lt;/artifactId&gt;</text:span></text:p>
      <text:p text:style-name="P3"><text:span text:style-name="Source_20_Text"><text:s text:c="4"/>&lt;/dependency&gt;</text:span></text:p>
      <text:p text:style-name="P3"><text:span text:style-name="Source_20_Text"><text:s text:c="4"/>&lt;dependency&gt;</text:span></text:p>
      <text:p text:style-name="P3"><text:span text:style-name="Source_20_Text"><text:s text:c="8"/>&lt;groupId&gt;org.springframework.boot&lt;/groupId&gt;</text:span></text:p>
      <text:p text:style-name="P3"><text:span text:style-name="Source_20_Text"><text:s text:c="8"/>&lt;artifactId&gt;spring-boot-starter-test&lt;/artifactId&gt;</text:span></text:p>
      <text:p text:style-name="P3"><text:span text:style-name="Source_20_Text"><text:s text:c="8"/>&lt;scope&gt;test&lt;/scope&gt;</text:span></text:p>
      <text:p text:style-name="P3"><text:span text:style-name="Source_20_Text"><text:s text:c="4"/>&lt;/dependency&gt;</text:span></text:p>
      <text:p text:style-name="P1"><text:span text:style-name="Source_20_Text">&lt;/dependencies&gt;</text:span></text:p>
      <text:p text:style-name="P4">Ahora, vamos a crear las clases necesarias:</text:p>
      <text:p text:style-name="P2">java</text:p>
      <text:p text:style-name="P2">Copiar código</text:p>
      <text:p text:style-name="P3"><text:span text:style-name="Source_20_Text">import org.springframework.stereotype.Component;</text:span></text:p>
      <text:p text:style-name="P3"/>
      <text:p text:style-name="P3"><text:span text:style-name="Source_20_Text">@Component</text:span></text:p>
      <text:p text:style-name="P3"><text:span text:style-name="Source_20_Text">public class TaxCalculator {</text:span></text:p>
      <text:p text:style-name="P3"><text:span text:style-name="Source_20_Text"><text:s text:c="4"/></text:span></text:p>
      <text:p text:style-name="P3"><text:span text:style-name="Source_20_Text"><text:s text:c="4"/>private final TaxService taxService;</text:span></text:p>
      <text:p text:style-name="P3"/>
      <text:p text:style-name="P3"><text:span text:style-name="Source_20_Text"><text:s text:c="4"/>public TaxCalculator(TaxService taxService) {</text:span></text:p>
      <text:p text:style-name="P3"><text:span text:style-name="Source_20_Text"><text:s text:c="8"/>this.taxService = taxService;</text:span></text:p>
      <text:p text:style-name="P3"><text:span text:style-name="Source_20_Text"><text:s text:c="4"/>}</text:span></text:p>
      <text:p text:style-name="P3"><text:span text:style-name="Source_20_Text"><text:s text:c="4"/></text:span></text:p>
      <text:p text:style-name="P3"><text:span text:style-name="Source_20_Text"><text:s text:c="4"/>public double calculateTax(String productType, double productPrice) {</text:span></text:p>
      <text:p text:style-name="P3"><text:span text:style-name="Source_20_Text"><text:s text:c="8"/>return taxService.calculateTax(productType, productPrice);</text:span></text:p>
      <text:p text:style-name="P3"><text:span text:style-name="Source_20_Text"><text:s text:c="4"/>}</text:span></text:p>
      <text:p text:style-name="P1"><text:span text:style-name="Source_20_Text">}</text:span></text:p>
      <text:p text:style-name="P2">java</text:p>
      <text:p text:style-name="P2">Copiar código</text:p>
      <text:p text:style-name="P3"><text:span text:style-name="Source_20_Text">import org.springframework.stereotype.Service;</text:span></text:p>
      <text:p text:style-name="P3"/>
      <text:p text:style-name="P3"><text:span text:style-name="Source_20_Text">@Service</text:span></text:p>
      <text:p text:style-name="P3"><text:span text:style-name="Source_20_Text">public class TaxService {</text:span></text:p>
      <text:p text:style-name="P3"><text:span text:style-name="Source_20_Text"><text:s text:c="4"/></text:span></text:p>
      <text:p text:style-name="P3"><text:span text:style-name="Source_20_Text"><text:s text:c="4"/>public double calculateTax(String productType, double productPrice) {</text:span></text:p>
      <text:p text:style-name="P3"><text:span text:style-name="Source_20_Text"><text:s text:c="8"/>if (productType.equals("electronics")) {</text:span></text:p>
      <text:p text:style-name="P3"><text:span text:style-name="Source_20_Text"><text:s text:c="12"/>return productPrice * 0.2; // 20% tax for electronics</text:span></text:p>
      <text:p text:style-name="P3"><text:span text:style-name="Source_20_Text"><text:s text:c="8"/>} else if (productType.equals("clothing")) {</text:span></text:p>
      <text:p text:style-name="P3"><text:span text:style-name="Source_20_Text"><text:s text:c="12"/>return productPrice * 0.1; // 10% tax for clothing</text:span></text:p>
      <text:p text:style-name="P3"><text:span text:style-name="Source_20_Text"><text:s text:c="8"/>} else if (productType.equals("books")) {</text:span></text:p>
      <text:p text:style-name="P3"><text:span text:style-name="Source_20_Text"><text:s text:c="12"/>return productPrice * 0.05; // 5% tax for books</text:span></text:p>
      <text:p text:style-name="P3"><text:span text:style-name="Source_20_Text"><text:s text:c="8"/>} else {</text:span></text:p>
      <text:p text:style-name="P3"><text:span text:style-name="Source_20_Text"><text:s text:c="12"/>return 0.0; // no tax for unknown product types</text:span></text:p>
      <text:p text:style-name="P3"><text:span text:style-name="Source_20_Text"><text:s text:c="8"/>}</text:span></text:p>
      <text:p text:style-name="P3"><text:span text:style-name="Source_20_Text"><text:s text:c="4"/>}</text:span></text:p>
      <text:p text:style-name="P1"><text:span text:style-name="Source_20_Text">}</text:span></text:p>
      <text:p text:style-name="P4">Y aquí está cómo usar estas clases en la aplicación principal:</text:p>
      <text:p text:style-name="P2">java</text:p>
      <text:p text:style-name="P2">Copiar código</text:p>
      <text:p text:style-name="P3"><text:span text:style-name="Source_20_Text">import org.springframework.boot.SpringApplication;</text:span></text:p>
      <text:p text:style-name="P3"><text:span text:style-name="Source_20_Text">import org.springframework.boot.autoconfigure.SpringBootApplication;</text:span></text:p>
      <text:p text:style-name="P3"><text:span text:style-name="Source_20_Text">import org.springframework.context.ApplicationContext;</text:span></text:p>
      <text:p text:style-name="P3"/>
      <text:p text:style-name="P3"><text:span text:style-name="Source_20_Text">@SpringBootApplication</text:span></text:p>
      <text:p text:style-name="P3"><text:soft-page-break/><text:span text:style-name="Source_20_Text">public class Application {</text:span></text:p>
      <text:p text:style-name="P3"/>
      <text:p text:style-name="P3"><text:span text:style-name="Source_20_Text"><text:s text:c="4"/>public static void main(String[] args) {</text:span></text:p>
      <text:p text:style-name="P3"><text:span text:style-name="Source_20_Text"><text:s text:c="8"/>ApplicationContext context = SpringApplication.run(Application.class, args);</text:span></text:p>
      <text:p text:style-name="P3"/>
      <text:p text:style-name="P3"><text:span text:style-name="Source_20_Text"><text:s text:c="8"/>TaxCalculator taxCalculator = context.getBean(TaxCalculator.class);</text:span></text:p>
      <text:p text:style-name="P3"><text:span text:style-name="Source_20_Text"><text:s text:c="8"/></text:span></text:p>
      <text:p text:style-name="P3"><text:span text:style-name="Source_20_Text"><text:s text:c="8"/>double productPrice = 100.0;</text:span></text:p>
      <text:p text:style-name="P3"><text:span text:style-name="Source_20_Text"><text:s text:c="8"/>String productType = "electronics";</text:span></text:p>
      <text:p text:style-name="P3"><text:span text:style-name="Source_20_Text"><text:s text:c="8"/></text:span></text:p>
      <text:p text:style-name="P3"><text:span text:style-name="Source_20_Text"><text:s text:c="8"/>double taxAmount = taxCalculator.calculateTax(productType, productPrice);</text:span></text:p>
      <text:p text:style-name="P3"><text:span text:style-name="Source_20_Text"><text:s text:c="8"/></text:span></text:p>
      <text:p text:style-name="P3"><text:span text:style-name="Source_20_Text"><text:s text:c="8"/>System.out.println("Tax amount for the product: " + taxAmount);</text:span></text:p>
      <text:p text:style-name="P3"><text:span text:style-name="Source_20_Text"><text:s text:c="4"/>}</text:span></text:p>
      <text:p text:style-name="P1"><text:span text:style-name="Source_20_Text">}</text:span></text:p>
      <text:p text:style-name="P4"><text:span text:style-name="Strong_20_Emphasis">Ventajas de usar Spring Boot y la inyección de dependencias:</text:span></text:p>
      <text:list xml:id="list9183713524524293698" text:style-name="L3">
        <text:list-item>
          <text:p text:style-name="P7"><text:span text:style-name="Strong_20_Emphasis">Desacoplamiento:</text:span> Con Spring Boot, las clases están gestionadas por el contenedor de Spring, lo que permite la inyección de dependencias. Esto reduce el acoplamiento entre las clases y facilita la modificación y extensión del código.</text:p>
        </text:list-item>
        <text:list-item>
          <text:p text:style-name="P7"><text:span text:style-name="Strong_20_Emphasis">Facilidad de configuración:</text:span> Spring Boot proporciona una configuración automática y una estructura de proyecto predefinida, lo que facilita la configuración y el desarrollo de aplicaciones.</text:p>
        </text:list-item>
        <text:list-item>
          <text:p text:style-name="P7"><text:span text:style-name="Strong_20_Emphasis">Pruebas unitarias simplificadas:</text:span> La inyección de dependencias facilita la realización de pruebas unitarias, ya que podemos sustituir fácilmente las implementaciones de las dependencias por versiones simuladas o de prueba.</text:p>
        </text:list-item>
      </text:list>
      <text:p text:style-name="P4">En resumen, Spring Boot y la inyección de dependencias simplifican el desarrollo de aplicaciones al promover el desacoplamiento, la modularidad y la facilidad de configuración y pruebas.</text:p>
      <text:p text:style-name="P10"/>
      <text:p text:style-name="Standard"/>
      <text:p text:style-name="Standard"/>
      <text:p text:style-name="P4">***********************************************************************************************************************************************************************************</text:p>
      <text:p text:style-name="P4">Vamos a refactorizar el ejemplo anterior utilizando programación funcional en Java. La programación funcional se centra en funciones puras, inmutabilidad y expresiones lambda. Aprovecharemos las características de Java 8 y posteriores para lograr esto.</text:p>
      <text:p text:style-name="P2">java</text:p>
      <text:p text:style-name="P2">Copiar código</text:p>
      <text:p text:style-name="P3"><text:span text:style-name="Source_20_Text">import java.util.HashMap;</text:span></text:p>
      <text:p text:style-name="P3"><text:span text:style-name="Source_20_Text">import java.util.Map;</text:span></text:p>
      <text:p text:style-name="P3"><text:span text:style-name="Source_20_Text">import java.util.function.BiFunction;</text:span></text:p>
      <text:p text:style-name="P3"/>
      <text:p text:style-name="P3"><text:span text:style-name="Source_20_Text">public class TaxCalculator {</text:span></text:p>
      <text:p text:style-name="P3"/>
      <text:p text:style-name="P3"><text:span text:style-name="Source_20_Text"><text:s text:c="4"/>private static final Map&lt;String, BiFunction&lt;Double, Double, Double&gt;&gt; taxRules = new HashMap&lt;&gt;();</text:span></text:p>
      <text:p text:style-name="P3"/>
      <text:p text:style-name="P3"><text:span text:style-name="Source_20_Text"><text:s text:c="4"/>static {</text:span></text:p>
      <text:p text:style-name="P3"><text:soft-page-break/><text:span text:style-name="Source_20_Text"><text:s text:c="8"/>taxRules.put("electronics", (price, taxRate) -&gt; price * taxRate);</text:span></text:p>
      <text:p text:style-name="P3"><text:span text:style-name="Source_20_Text"><text:s text:c="8"/>taxRules.put("clothing", (price, taxRate) -&gt; price * taxRate);</text:span></text:p>
      <text:p text:style-name="P3"><text:span text:style-name="Source_20_Text"><text:s text:c="8"/>taxRules.put("books", (price, taxRate) -&gt; price * taxRate);</text:span></text:p>
      <text:p text:style-name="P3"><text:span text:style-name="Source_20_Text"><text:s text:c="4"/>}</text:span></text:p>
      <text:p text:style-name="P3"/>
      <text:p text:style-name="P3"><text:span text:style-name="Source_20_Text"><text:s text:c="4"/>public static void main(String[] args) {</text:span></text:p>
      <text:p text:style-name="P3"><text:span text:style-name="Source_20_Text"><text:s text:c="8"/>double productPrice = 100.0;</text:span></text:p>
      <text:p text:style-name="P3"><text:span text:style-name="Source_20_Text"><text:s text:c="8"/>String productType = "electronics";</text:span></text:p>
      <text:p text:style-name="P3"/>
      <text:p text:style-name="P3"><text:span text:style-name="Source_20_Text"><text:s text:c="8"/>double taxAmount = calculateTax(productType, productPrice);</text:span></text:p>
      <text:p text:style-name="P3"/>
      <text:p text:style-name="P3"><text:span text:style-name="Source_20_Text"><text:s text:c="8"/>System.out.println("Tax amount for the product: " + taxAmount);</text:span></text:p>
      <text:p text:style-name="P3"><text:span text:style-name="Source_20_Text"><text:s text:c="4"/>}</text:span></text:p>
      <text:p text:style-name="P3"/>
      <text:p text:style-name="P3"><text:span text:style-name="Source_20_Text"><text:s text:c="4"/>public static double calculateTax(String productType, double productPrice) {</text:span></text:p>
      <text:p text:style-name="P3"><text:span text:style-name="Source_20_Text"><text:s text:c="8"/>return taxRules.getOrDefault(productType, (price, taxRate) -&gt; 0.0).apply(productPrice, getTaxRate(productType));</text:span></text:p>
      <text:p text:style-name="P3"><text:span text:style-name="Source_20_Text"><text:s text:c="4"/>}</text:span></text:p>
      <text:p text:style-name="P3"/>
      <text:p text:style-name="P3"><text:span text:style-name="Source_20_Text"><text:s text:c="4"/>private static double getTaxRate(String productType) {</text:span></text:p>
      <text:p text:style-name="P3"><text:span text:style-name="Source_20_Text"><text:s text:c="8"/>switch (productType) {</text:span></text:p>
      <text:p text:style-name="P3"><text:span text:style-name="Source_20_Text"><text:s text:c="12"/>case "electronics":</text:span></text:p>
      <text:p text:style-name="P3"><text:span text:style-name="Source_20_Text"><text:s text:c="16"/>return 0.2; // 20% tax for electronics</text:span></text:p>
      <text:p text:style-name="P3"><text:span text:style-name="Source_20_Text"><text:s text:c="12"/>case "clothing":</text:span></text:p>
      <text:p text:style-name="P3"><text:span text:style-name="Source_20_Text"><text:s text:c="16"/>return 0.1; // 10% tax for clothing</text:span></text:p>
      <text:p text:style-name="P3"><text:span text:style-name="Source_20_Text"><text:s text:c="12"/>case "books":</text:span></text:p>
      <text:p text:style-name="P3"><text:span text:style-name="Source_20_Text"><text:s text:c="16"/>return 0.05; // 5% tax for books</text:span></text:p>
      <text:p text:style-name="P3"><text:span text:style-name="Source_20_Text"><text:s text:c="12"/>default:</text:span></text:p>
      <text:p text:style-name="P3"><text:span text:style-name="Source_20_Text"><text:s text:c="16"/>return 0.0; // no tax for unknown product types</text:span></text:p>
      <text:p text:style-name="P3"><text:span text:style-name="Source_20_Text"><text:s text:c="8"/>}</text:span></text:p>
      <text:p text:style-name="P3"><text:span text:style-name="Source_20_Text"><text:s text:c="4"/>}</text:span></text:p>
      <text:p text:style-name="P1"><text:span text:style-name="Source_20_Text">}</text:span></text:p>
      <text:p text:style-name="P4"><text:span text:style-name="Strong_20_Emphasis">Ventajas de la programación funcional:</text:span></text:p>
      <text:list xml:id="list4894799185934664341" text:style-name="L5">
        <text:list-item>
          <text:p text:style-name="P8"><text:span text:style-name="Strong_20_Emphasis">Concisión del código:</text:span> Utilizando expresiones lambda y funciones de alto orden, el código se vuelve más conciso y legible.</text:p>
        </text:list-item>
        <text:list-item>
          <text:p text:style-name="P8"><text:span text:style-name="Strong_20_Emphasis">Inmutabilidad:</text:span> Enfoques como el uso de variables finales y el evitar el estado mutable ayudan a evitar efectos secundarios no deseados y facilitan el razonamiento sobre el código.</text:p>
        </text:list-item>
        <text:list-item>
          <text:p text:style-name="P8"><text:span text:style-name="Strong_20_Emphasis">Composición de funciones:</text:span> La programación funcional fomenta la composición de funciones, lo que facilita la creación de programas a partir de piezas pequeñas y reutilizables.</text:p>
        </text:list-item>
        <text:list-item>
          <text:p text:style-name="P8"><text:span text:style-name="Strong_20_Emphasis">Mayor seguridad en hilos:</text:span> Al evitar el estado mutable, se reduce el riesgo de condiciones de carrera y otros problemas de concurrencia en los programas multihilo.</text:p>
        </text:list-item>
      </text:list>
      <text:p text:style-name="P4">En resumen, la programación funcional en Java proporciona una manera elegante y concisa de expresar lógica compleja mediante el uso de funciones puras y expresiones lambda. Esto conduce a un código más limpio, modular y fácil de entender.</text:p>
      <text:p text:style-name="P10"><draw:frame draw:style-name="fr1" draw:name="gráficos1" text:anchor-type="as-char" svg:width="0.635cm" svg:height="0.635cm" draw:z-index="0"><draw:image xlink:href="https://lh3.googleusercontent.com/a/AGNmyxa-DKsq_4aXsdGrVLtlqdOk-H3lWP2zrUamLFQr=s96-c" xlink:type="simple" xlink:show="embed" xlink:actuate="onLoad"/><svg:title>User</svg:title></draw:frame></text:p>
      <text:p text:style-name="P10">Tú</text:p>
      <text:p text:style-name="P10">Como combinar el ejemplo anterior con otros patrones para hacer el código mas óptimo?</text:p>
      <text:p text:style-name="P10">ChatGPT</text:p>
      <text:p text:style-name="P4">ChatGPT</text:p>
      <text:p text:style-name="P4"><text:soft-page-break/></text:p>
      <text:p text:style-name="P4">*************************************************************************************************************************************************************************************************</text:p>
      <text:p text:style-name="P4">Podemos combinar el enfoque funcional con otros patrones de diseño para mejorar la estructura y la eficiencia del código. Aquí hay una propuesta para combinar el patrón Strategy con el enfoque funcional para hacer el código más óptimo:</text:p>
      <text:p text:style-name="P4"><text:span text:style-name="Strong_20_Emphasis">Patrón Strategy:</text:span> El patrón Strategy nos permite definir una familia de algoritmos, encapsular cada uno de ellos y hacerlos intercambiables. En nuestro caso, podríamos definir una interfaz <text:span text:style-name="Source_20_Text">TaxStrategy</text:span> que representa diferentes estrategias de cálculo de impuestos y proporcionar implementaciones concretas para cada tipo de producto.</text:p>
      <text:p text:style-name="P4">Primero, definimos la interfaz <text:span text:style-name="Source_20_Text">TaxStrategy</text:span> y sus implementaciones:</text:p>
      <text:p text:style-name="P2">java</text:p>
      <text:p text:style-name="P2">Copiar código</text:p>
      <text:p text:style-name="P3"><text:span text:style-name="Source_20_Text">@FunctionalInterface</text:span></text:p>
      <text:p text:style-name="P3"><text:span text:style-name="Source_20_Text">interface TaxStrategy {</text:span></text:p>
      <text:p text:style-name="P3"><text:span text:style-name="Source_20_Text"><text:s text:c="4"/>double calculateTax(double productPrice);</text:span></text:p>
      <text:p text:style-name="P3"><text:span text:style-name="Source_20_Text">}</text:span></text:p>
      <text:p text:style-name="P3"/>
      <text:p text:style-name="P3"><text:span text:style-name="Source_20_Text">class ElectronicsTaxStrategy implements TaxStrategy {</text:span></text:p>
      <text:p text:style-name="P3"><text:span text:style-name="Source_20_Text"><text:s text:c="4"/>@Override</text:span></text:p>
      <text:p text:style-name="P3"><text:span text:style-name="Source_20_Text"><text:s text:c="4"/>public double calculateTax(double productPrice) {</text:span></text:p>
      <text:p text:style-name="P3"><text:span text:style-name="Source_20_Text"><text:s text:c="8"/>return productPrice * 0.2; // 20% tax for electronics</text:span></text:p>
      <text:p text:style-name="P3"><text:span text:style-name="Source_20_Text"><text:s text:c="4"/>}</text:span></text:p>
      <text:p text:style-name="P3"><text:span text:style-name="Source_20_Text">}</text:span></text:p>
      <text:p text:style-name="P3"/>
      <text:p text:style-name="P3"><text:span text:style-name="Source_20_Text">class ClothingTaxStrategy implements TaxStrategy {</text:span></text:p>
      <text:p text:style-name="P3"><text:span text:style-name="Source_20_Text"><text:s text:c="4"/>@Override</text:span></text:p>
      <text:p text:style-name="P3"><text:span text:style-name="Source_20_Text"><text:s text:c="4"/>public double calculateTax(double productPrice) {</text:span></text:p>
      <text:p text:style-name="P3"><text:span text:style-name="Source_20_Text"><text:s text:c="8"/>return productPrice * 0.1; // 10% tax for clothing</text:span></text:p>
      <text:p text:style-name="P3"><text:span text:style-name="Source_20_Text"><text:s text:c="4"/>}</text:span></text:p>
      <text:p text:style-name="P3"><text:span text:style-name="Source_20_Text">}</text:span></text:p>
      <text:p text:style-name="P3"/>
      <text:p text:style-name="P3"><text:span text:style-name="Source_20_Text">class BooksTaxStrategy implements TaxStrategy {</text:span></text:p>
      <text:p text:style-name="P3"><text:span text:style-name="Source_20_Text"><text:s text:c="4"/>@Override</text:span></text:p>
      <text:p text:style-name="P3"><text:span text:style-name="Source_20_Text"><text:s text:c="4"/>public double calculateTax(double productPrice) {</text:span></text:p>
      <text:p text:style-name="P3"><text:span text:style-name="Source_20_Text"><text:s text:c="8"/>return productPrice * 0.05; // 5% tax for books</text:span></text:p>
      <text:p text:style-name="P3"><text:span text:style-name="Source_20_Text"><text:s text:c="4"/>}</text:span></text:p>
      <text:p text:style-name="P1"><text:span text:style-name="Source_20_Text">}</text:span></text:p>
      <text:p text:style-name="P4">Luego, modificamos nuestra clase <text:span text:style-name="Source_20_Text">TaxCalculator</text:span> para utilizar el patrón Strategy:</text:p>
      <text:p text:style-name="P2">java</text:p>
      <text:p text:style-name="P2">Copiar código</text:p>
      <text:p text:style-name="P3"><text:span text:style-name="Source_20_Text">import java.util.HashMap;</text:span></text:p>
      <text:p text:style-name="P3"><text:span text:style-name="Source_20_Text">import java.util.Map;</text:span></text:p>
      <text:p text:style-name="P3"/>
      <text:p text:style-name="P3"><text:span text:style-name="Source_20_Text">public class TaxCalculator {</text:span></text:p>
      <text:p text:style-name="P3"/>
      <text:p text:style-name="P3"><text:span text:style-name="Source_20_Text"><text:s text:c="4"/>private final Map&lt;String, TaxStrategy&gt; taxStrategies = new HashMap&lt;&gt;();</text:span></text:p>
      <text:p text:style-name="P3"/>
      <text:p text:style-name="P3"><text:span text:style-name="Source_20_Text"><text:s text:c="4"/>public TaxCalculator() {</text:span></text:p>
      <text:p text:style-name="P3"><text:span text:style-name="Source_20_Text"><text:s text:c="8"/>taxStrategies.put("electronics", new ElectronicsTaxStrategy());</text:span></text:p>
      <text:p text:style-name="P3"><text:span text:style-name="Source_20_Text"><text:s text:c="8"/>taxStrategies.put("clothing", new ClothingTaxStrategy());</text:span></text:p>
      <text:p text:style-name="P3"><text:soft-page-break/><text:span text:style-name="Source_20_Text"><text:s text:c="8"/>taxStrategies.put("books", new BooksTaxStrategy());</text:span></text:p>
      <text:p text:style-name="P3"><text:span text:style-name="Source_20_Text"><text:s text:c="4"/>}</text:span></text:p>
      <text:p text:style-name="P3"/>
      <text:p text:style-name="P3"><text:span text:style-name="Source_20_Text"><text:s text:c="4"/>public double calculateTax(String productType, double productPrice) {</text:span></text:p>
      <text:p text:style-name="P3"><text:span text:style-name="Source_20_Text"><text:s text:c="8"/>TaxStrategy taxStrategy = taxStrategies.getOrDefault(productType, price -&gt; 0.0);</text:span></text:p>
      <text:p text:style-name="P3"><text:span text:style-name="Source_20_Text"><text:s text:c="8"/>return taxStrategy.calculateTax(productPrice);</text:span></text:p>
      <text:p text:style-name="P3"><text:span text:style-name="Source_20_Text"><text:s text:c="4"/>}</text:span></text:p>
      <text:p text:style-name="P3"/>
      <text:p text:style-name="P3"><text:span text:style-name="Source_20_Text"><text:s text:c="4"/>public static void main(String[] args) {</text:span></text:p>
      <text:p text:style-name="P3"><text:span text:style-name="Source_20_Text"><text:s text:c="8"/>TaxCalculator taxCalculator = new TaxCalculator();</text:span></text:p>
      <text:p text:style-name="P3"/>
      <text:p text:style-name="P3"><text:span text:style-name="Source_20_Text"><text:s text:c="8"/>double productPrice = 100.0;</text:span></text:p>
      <text:p text:style-name="P3"><text:span text:style-name="Source_20_Text"><text:s text:c="8"/>String productType = "electronics";</text:span></text:p>
      <text:p text:style-name="P3"/>
      <text:p text:style-name="P3"><text:span text:style-name="Source_20_Text"><text:s text:c="8"/>double taxAmount = taxCalculator.calculateTax(productType, productPrice);</text:span></text:p>
      <text:p text:style-name="P3"/>
      <text:p text:style-name="P3"><text:span text:style-name="Source_20_Text"><text:s text:c="8"/>System.out.println("Tax amount for the product: " + taxAmount);</text:span></text:p>
      <text:p text:style-name="P3"><text:span text:style-name="Source_20_Text"><text:s text:c="4"/>}</text:span></text:p>
      <text:p text:style-name="P1"><text:span text:style-name="Source_20_Text">}</text:span></text:p>
      <text:p text:style-name="P4"><text:span text:style-name="Strong_20_Emphasis">Ventajas de combinar patrones:</text:span></text:p>
      <text:list xml:id="list4861568149381457918" text:style-name="L6">
        <text:list-item>
          <text:p text:style-name="P9"><text:span text:style-name="Strong_20_Emphasis">Separación de responsabilidades:</text:span> El patrón Strategy permite encapsular algoritmos relacionados en clases separadas, lo que facilita el mantenimiento y la extensión del código.</text:p>
        </text:list-item>
        <text:list-item>
          <text:p text:style-name="P9"><text:span text:style-name="Strong_20_Emphasis">Reutilización de código:</text:span> Al definir diferentes estrategias de cálculo de impuestos como clases separadas, podemos reutilizar fácilmente estas estrategias en diferentes partes de nuestra aplicación.</text:p>
        </text:list-item>
        <text:list-item>
          <text:p text:style-name="P9"><text:span text:style-name="Strong_20_Emphasis">Flexibilidad:</text:span> El patrón Strategy permite cambiar el comportamiento de un objeto en tiempo de ejecución, lo que proporciona una mayor flexibilidad y adaptabilidad a los cambios en los requisitos del negocio.</text:p>
        </text:list-item>
      </text:list>
      <text:p text:style-name="P4">Al combinar el patrón Strategy con el enfoque funcional, obtenemos un código más limpio, modular y flexible, que aprovecha las ventajas de ambos enfoques para mejorar la estructura y la eficiencia del código.</text:p>
      <text:p text:style-name="P1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MX"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MX"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4-05-14T12:42:13.67</meta:creation-date>
    <dc:date>2024-05-14T12:58:30.69</dc:date>
    <meta:editing-duration>PT16M15S</meta:editing-duration>
    <meta:editing-cycles>3</meta:editing-cycles>
    <meta:generator>OpenOffice/4.1.15$Win32 OpenOffice.org_project/4115m2$Build-9813</meta:generator>
    <meta:document-statistic meta:table-count="0" meta:image-count="1" meta:object-count="0" meta:page-count="7" meta:paragraph-count="241" meta:word-count="1605" meta:character-count="13548"/>
  </office:meta>
</office:document-meta>
</file>